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line-height="150%"/>
      <style:text-properties fo:color="#333333" style:font-name="Times New Roman" fo:font-size="12pt" style:font-size-asian="12pt" style:font-name-complex="Times New Roman2" style:font-size-complex="12pt"/>
    </style:style>
    <style:style style:name="P2" style:family="paragraph" style:parent-style-name="Standard">
      <style:paragraph-properties fo:line-height="150%"/>
      <style:text-properties style:font-name="Times New Roman" fo:font-size="12pt" style:font-size-asian="12pt" style:font-size-complex="12pt"/>
    </style:style>
    <style:style style:name="P3" style:family="paragraph" style:parent-style-name="Standard">
      <style:paragraph-properties fo:line-height="150%" fo:text-align="center" style:justify-single-word="false"/>
      <style:text-properties style:font-name="Times New Roman" fo:font-size="12pt" style:font-size-asian="12pt" style:font-size-complex="12pt"/>
    </style:style>
    <style:style style:name="P4" style:family="paragraph" style:parent-style-name="Standard" style:master-page-name="Standard">
      <style:paragraph-properties fo:line-height="150%" style:page-number="auto"/>
      <style:text-properties style:font-name="Times New Roman" fo:font-size="12pt" style:font-size-asian="12pt" style:font-size-complex="12pt"/>
    </style:style>
    <style:style style:name="P5" style:family="paragraph" style:parent-style-name="Text_20_body">
      <style:paragraph-properties fo:line-height="150%" fo:text-align="center" style:justify-single-word="false"/>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line-height="150%"/>
    </style:style>
    <style:style style:name="P7" style:family="paragraph" style:parent-style-name="Text_20_body">
      <style:paragraph-properties fo:margin-left="0.5in" fo:margin-right="0in" fo:margin-top="0in" fo:margin-bottom="0in" fo:line-height="150%" fo:text-indent="-0.5in" style:auto-text-indent="false"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8" style:family="paragraph" style:parent-style-name="Text_20_body">
      <style:paragraph-properties fo:margin-left="0.5in" fo:margin-right="0in" fo:margin-top="0in" fo:margin-bottom="0in" fo:line-height="150%" fo:text-indent="-0.5in" style:auto-text-indent="false" style:writing-mode="lr-tb"/>
      <style:text-properties fo:font-weight="normal"/>
    </style:style>
    <style:style style:name="P9" style:family="paragraph" style:parent-style-name="Preformatted_20_Text">
      <style:paragraph-properties fo:line-height="150%"/>
      <style:text-properties fo:font-variant="normal" fo:text-transform="none" fo:color="#000000" style:font-name="Times New Roman" fo:font-size="12pt" fo:letter-spacing="normal" fo:font-style="normal" fo:font-weight="normal" style:font-size-asian="12pt" style:font-size-complex="12pt"/>
    </style:style>
    <style:style style:name="P10" style:family="paragraph" style:parent-style-name="Preformatted_20_Text">
      <style:paragraph-properties fo:line-height="150%"/>
      <style:text-properties fo:font-variant="normal" fo:text-transform="none" fo:color="#000000" style:font-name="Times New Roman" fo:font-size="12pt" fo:letter-spacing="normal" style:font-size-asian="12pt" style:font-size-complex="12pt"/>
    </style:style>
    <style:style style:name="P11" style:family="paragraph" style:parent-style-name="Preformatted_20_Text">
      <style:paragraph-properties fo:margin-top="0in" fo:margin-bottom="0.1965in"/>
      <style:text-properties fo:font-variant="normal" fo:text-transform="none" fo:color="#000000" style:font-name="Times New Roman" fo:font-size="12pt" fo:letter-spacing="normal" style:font-size-asian="12pt" style:font-size-complex="12pt"/>
    </style:style>
    <style:style style:name="P12" style:family="paragraph" style:parent-style-name="Preformatted_20_Text">
      <style:paragraph-properties fo:margin-top="0in" fo:margin-bottom="0.1965in" fo:line-height="150%"/>
      <style:text-properties fo:font-variant="normal" fo:text-transform="none" fo:color="#000000" style:font-name="Times New Roman" fo:font-size="12pt" fo:letter-spacing="normal" style:font-size-asian="12pt" style:font-size-complex="12pt"/>
    </style:style>
    <style:style style:name="P13" style:family="paragraph" style:parent-style-name="Preformatted_20_Text">
      <style:paragraph-properties fo:margin-left="0in" fo:margin-right="0in" fo:margin-top="0in" fo:margin-bottom="0.1965in"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4" style:family="paragraph" style:parent-style-name="Preformatted_20_Text">
      <style:paragraph-properties fo:margin-left="0in" fo:margin-right="0in" fo:margin-top="0in" fo:margin-bottom="0.1965in" fo:line-height="150%"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5" style:family="paragraph" style:parent-style-name="Preformatted_20_Text">
      <style:paragraph-properties fo:margin-left="0in" fo:margin-right="0in" fo:margin-top="0in" fo:margin-bottom="0.1965in" fo:line-height="150%" fo:text-indent="0in" style:auto-text-indent="false"/>
      <style:text-properties fo:font-variant="normal" fo:text-transform="none" fo:color="#000000" style:font-name="Times New Roman" fo:font-size="12pt" fo:letter-spacing="normal" style:font-size-asian="12pt" style:font-size-complex="12pt"/>
    </style:style>
    <style:style style:name="P16" style:family="paragraph" style:parent-style-name="Preformatted_20_Text">
      <style:paragraph-properties fo:margin-left="0in" fo:margin-right="0in" fo:margin-top="0in" fo:margin-bottom="0.1965in" fo:line-height="150%" fo:text-indent="0.2201in" style:auto-text-indent="false"/>
      <style:text-properties fo:font-variant="normal" fo:text-transform="none" fo:color="#000000" style:font-name="Times New Roman" fo:font-size="12pt" fo:letter-spacing="normal" style:font-size-asian="12pt" style:font-size-complex="12pt"/>
    </style:style>
    <style:style style:name="T1" style:family="text">
      <style:text-properties fo:color="#333333" fo:font-size="12pt" fo:font-style="italic" style:font-size-asian="12pt" style:font-style-asian="italic" style:font-name-complex="Times New Roman2" style:font-size-complex="12pt"/>
    </style:style>
    <style:style style:name="T2" style:family="text">
      <style:text-properties fo:color="#333333" fo:font-size="12pt" style:font-size-asian="12pt" style:font-name-complex="Times New Roman2" style:font-size-complex="12pt"/>
    </style:style>
    <style:style style:name="T3" style:family="text">
      <style:text-properties fo:color="#333333" style:font-name="Times New Roman" fo:font-size="12pt" style:font-size-asian="12pt" style:font-name-complex="Times New Roman2" style:font-size-complex="12pt"/>
    </style:style>
    <style:style style:name="T4" style:family="text">
      <style:text-properties fo:color="#333333" style:font-name="Times New Roman" fo:font-size="12pt" fo:font-style="italic" style:font-size-asian="12pt" style:font-style-asian="italic" style:font-name-complex="Times New Roman2" style:font-size-complex="12pt"/>
    </style:style>
    <style:style style:name="T5" style:family="text">
      <style:text-properties fo:color="#333333" fo:font-style="italic" style:font-style-asian="italic" style:font-name-complex="Times New Roman2"/>
    </style:style>
    <style:style style:name="T6" style:family="text">
      <style:text-properties fo:color="#333333" style:font-name-complex="Times New Roman2"/>
    </style:style>
    <style:style style:name="T7" style:family="text">
      <style:text-properties fo:font-style="italic"/>
    </style:style>
    <style:style style:name="T8" style:family="text">
      <style:text-properties fo:font-style="italic" fo:font-weight="normal"/>
    </style:style>
    <style:style style:name="T9" style:family="text">
      <style:text-properties style:text-position="super 58%"/>
    </style:style>
    <style:style style:name="T10" style:family="text">
      <style:text-properties fo:font-style="normal" fo:font-weight="normal"/>
    </style:style>
    <style:style style:name="T11" style:family="text">
      <style:text-properties fo:font-variant="normal" fo:text-transform="none" fo:color="#000000" fo:letter-spacing="normal"/>
    </style:style>
    <style:style style:name="T12" style:family="text">
      <style:text-properties fo:font-variant="normal" fo:text-transform="none" fo:color="#000000" fo:letter-spacing="normal" fo:font-style="normal" fo:font-weight="normal"/>
    </style:style>
    <style:style style:name="T13" style:family="text">
      <style:text-properties fo:font-variant="normal" fo:text-transform="none" fo:color="#000000" style:text-line-through-style="none" style:font-name="Times New Roman1" fo:font-size="12pt" fo:font-style="normal" style:text-underline-style="none" style:text-blinking="false" fo:background-color="transparent"/>
    </style:style>
    <style:style style:name="T14" style:family="text">
      <style:text-properties fo:font-variant="normal" fo:text-transform="none" fo:color="#000000" style:text-line-through-style="none" style:font-name="Times New Roman1" fo:font-size="12pt" fo:font-style="italic" style:text-underline-style="none" style:text-blinking="false" fo:background-color="transparent"/>
    </style:style>
    <style:style style:name="T15" style:family="text">
      <style:text-properties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6">Helena Huang<text:line-break/>Dr. Nelson<text:line-break/>P4 ATCS: Programming Languages<text:line-break/>9/10/13</text:span></text:p>
      <text:p text:style-name="P3"><text:span text:style-name="T6">Character Encoding: ASCII, EBCDIC, and UNICODE</text:span></text:p>
      <text:p text:style-name="P2"><text:span text:style-name="T6"><text:tab/>ASCII, short for the American Standard Code for Information Interchange, was the first unified character encoding system, released in 1963 by the American Standards Association (later known as the American National Standards Institute), with Robert Bemer of IBM at its vanguard. It was created to solve the issues resulting from the use of various separate systems used by manufacturers to represent symbols, especially th</text:span><text:bookmark text:name="_GoBack"/><text:span text:style-name="T6">e inability of different computers to communicate with each other. ASCII was developed based on Baudot's standard, a system which was used to “print” telegraphs by punching holes, and Murray's system, which extended Baudot's. Whereas Morse code was difficult to decode mechanically, in Baudot's, each character was represented using 5-unit sets (units being similar to bits). ASCII's development was heavily influenced by FIELDATA, an Army communications system contemporary to ASCII, which introduced the concept of control codes. Because ASCII was geared toward an American audience, it only needed to represent the few characters needed for the English alphabet and symbols commonly used (for example, blank space and punctuation). Thus, because there are relatively few symbols, it represents these characters with 7-bit integers, allowing up to 128 distinct characters. Because computers store data in bytes, groups of 8 bits, there's an extra bit which is normally set to 0 in most systems. This extra bit, however, can be used in some extensions of ASCII to be used to represent simple “chunky graphic” characters or detect errors in a method called a parity check. The first 32 codes (0 to 31) are dedicated to control characters, such as “null, “cancel,” and “escape”; 48 to 57 represent numbers; 65 to 90 and 97 to 122 are letters; 127 is delete; and the rest are various symbols like punctuation and special symbols. Because it's organized this way, the sixth bit sets cases.</text:span></text:p>
      <text:p text:style-name="P1"><text:tab/>Though ASCII was widely accepted by the American population, when they announced the computer series System 360, IBM used their own system: EBCDIC, or the Extended Binary Coded Decimal Interchange Code – the 8-bit version of 6-bit BCDIC which still dominates IBM-mainframes. EBCDIC was descended from the 6-bit BCD system and based on Hollerith punch cards. Around 1986, Herman Hollerith invented a system to record information using holes in a <text:soft-page-break/>cardboard rectangle, with 80 columns by 12 rows, and founded a company to sell his card readers and sorters. This Tabulating Machine Company merged with two other companies to form the predecessor of IBM, explaining why IBM used a code based on Hollerith's cards. Because of its history entering and storing data using punch cards, its sorting order was incompatible with ASCII's, thus their decision not to use the latter. Unlike ASCII, the alphabetic characters aren't organized in a continuous sequence, making it more difficult to reason out the code of letters relative to each other. Additionally, EBCDIC doesn't include all ASCII codes, which complicates transfers between the two systems, and has 52 control codes to ASCII's 32. One problem with ASCII, however, was that it was restricted in its usage, not being able to represent the many distinct symbols used in various international languages. Using 8 bits per character allowed numerous undefined codes, which, though at first criticized for wasting resources, enabled IBM to address this problem to a certain degree; they released many national variants which included characters necessary to that nation. For the alphabetic characters, the seventh bit sets case.</text:p>
      <text:p text:style-name="P2"><text:tab/>This issue was solved fully by the invention of Unicode, its name derived from its goals to be universal, uniform, and unique. Developed by the Unicode Consortium in California, it was made with the goals of creating a single standard that could be used for all writing systems in the world using efficient encoding. Three representatives from Xerox and Apple began collaborating on Unicode in 1988, inspired by Xerox's Star workstation, which used multi-byte encoding, allowing millions of characters and therefore a word-processing system with international scripts, including Asian languages. Unicode has three encoding forms, with 8-bit, 16-bit, and 32-bit code units. Large bit units, which allow Unicode's massive character repository (at 94,140 characters in 2001), has the downside of making it hugely inefficient compared to ASCII, for example. Its coded character set is stored in integer values known as Unicode scalar values. The codespace is divided into 17 “planes” of 64,000 codepoints, and the last two codepoints in each plane are permanently unassigned, so software developers could use them.</text:p>
      <text:p text:style-name="P2"/>
      <text:p text:style-name="P2"/>
      <text:p text:style-name="P2"/>
      <text:p text:style-name="P2"/>
      <text:p text:style-name="P2"/>
      <text:p text:style-name="P5"><text:bookmark text:name="docs-internal-guid-502d9491-3cff-01df-6499-9510d9c2d311"/><text:soft-page-break/><text:span text:style-name="T15">References </text:span></text:p>
      <text:p text:style-name="P7"/>
      <text:p text:style-name="P7">An annotated history of some character codes. (2004, October 29). Retrieved September 18, 2013, from World Power Systems website: http://www.wps.com/J/codes/</text:p>
      <text:p text:style-name="P7">The EBCDIC character set. (n.d.). Retrieved 9 10, 2013, from IBM website: http://publib.boulder.ibm.com/infocenter/zos/basics/index.jsp?topic=/com.ibm.zos.zappldev/zappldev_14.htm</text:p>
      <text:p text:style-name="P8"><text:span text:style-name="T13">Fischer, E. (n.d.). </text:span><text:span text:style-name="T14">The evolution of character codes, 1874-1968</text:span><text:span text:style-name="T13">.</text:span></text:p>
      <text:p text:style-name="P7">History. (n.d.). Retrieved 9 10, 2013, from ASCII-World website: http://ascii-world.wikidot.com/history</text:p>
      <text:p text:style-name="P7">How it was. (2011, 10 7). Retrieved 9 10, 2013, from EE Times website: http://www.eetimes.com/author.asp?section_id=14&amp;doc_id=1285465</text:p>
      <text:p text:style-name="P8"><text:span text:style-name="T13">Kenworthy, K. (2000, October 23). EBCDIC. </text:span><text:span text:style-name="T14">Karen Ware</text:span><text:span text:style-name="T13">. Retrieved from http://www.karenware.com/newsletters/2000/2000-10-23.asp#1</text:span></text:p>
      <text:p text:style-name="P7">Summary narrative. (n.d.). Retrieved September 20, 2013, from Unicode website: http://www.unicode.org/history/summary.html</text:p>
      <text:p text:style-name="P7">Understanding Unicode - 1. (2001, June 13). Retrieved September 20, 2013, from NRSI: Computers &amp; Writing Systems website: http://scripts.sil.org/IWS-Chapter04a</text:p>
      <text:p text:style-name="P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lenaH</meta:initial-creator>
    <dc:creator>h h</dc:creator>
    <meta:editing-cycles>152</meta:editing-cycles>
    <meta:creation-date>2013-09-09T20:13:00</meta:creation-date>
    <dc:date>2013-09-20T13:11:33.73</dc:date>
    <meta:editing-duration>P1DT11H50M17S</meta:editing-duration>
    <meta:generator>OpenOffice.org/3.3$Win32 OpenOffice.org_project/330m20$Build-9567</meta:generator>
    <meta:document-statistic meta:table-count="0" meta:image-count="0" meta:object-count="0" meta:page-count="3" meta:paragraph-count="15" meta:word-count="864" meta:character-count="585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